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angal1" svg:font-family="Mangal"/>
    <style:font-face style:name="arial" svg:font-family="arial, sans-serif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2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P3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0187ab"/>
    </style:style>
    <style:style style:name="P4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17fe28"/>
    </style:style>
    <style:style style:name="P5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02215"/>
    </style:style>
    <style:style style:name="P6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0a3466"/>
    </style:style>
    <style:style style:name="P7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8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17fe28" style:font-name-complex="Georgia" style:font-size-complex="12pt"/>
    </style:style>
    <style:style style:name="P9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102215" style:font-name-complex="Georgia" style:font-size-complex="12pt"/>
    </style:style>
    <style:style style:name="P10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11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style:font-name="Georgia" fo:font-weight="normal" officeooo:rsid="001bb050" officeooo:paragraph-rsid="0017fe28" style:font-weight-asian="normal" style:font-name-complex="Georgia" style:font-size-complex="12pt" style:font-weight-complex="normal"/>
    </style:style>
    <style:style style:name="P12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05cc48" officeooo:paragraph-rsid="000187ab" style:font-weight-asian="normal" style:font-name-complex="Georgia" style:font-size-complex="12pt"/>
    </style:style>
    <style:style style:name="P13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14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P15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0187ab" style:font-weight-asian="bold" style:font-name-complex="Georgia" style:font-size-complex="12pt"/>
    </style:style>
    <style:style style:name="P16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02215" style:font-weight-asian="bold" style:font-name-complex="Georgia" style:font-size-complex="12pt"/>
    </style:style>
    <style:style style:name="P17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7fe28" style:font-weight-asian="bold" style:font-name-complex="Georgia" style:font-size-complex="12pt"/>
    </style:style>
    <style:style style:name="P18" style:family="paragraph" style:parent-style-name="Standard">
      <style:paragraph-properties fo:margin-left="0.5in" fo:margin-right="0in" fo:text-align="end" style:justify-single-word="false" fo:orphans="2" fo:widows="2" fo:text-indent="-0.5in" style:auto-text-indent="false" fo:break-before="pag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19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2pt"/>
    </style:style>
    <style:style style:name="P20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2pt"/>
    </style:style>
    <style:style style:name="P21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2pt"/>
    </style:style>
    <style:style style:name="P22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6pt"/>
    </style:style>
    <style:style style:name="P23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6pt"/>
    </style:style>
    <style:style style:name="P24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6pt"/>
    </style:style>
    <style:style style:name="P25" style:family="paragraph" style:parent-style-name="Standard">
      <style:paragraph-properties fo:margin-left="0.5in" fo:margin-right="0in" fo:text-align="end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26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17fe28"/>
    </style:style>
    <style:style style:name="P27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102215" style:font-name-complex="Georgia" style:font-size-complex="12pt"/>
    </style:style>
    <style:style style:name="P28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102215" style:font-name-complex="Georgia" style:font-size-complex="12pt"/>
    </style:style>
    <style:style style:name="P29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0187ab"/>
    </style:style>
    <style:style style:name="P30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4154c2"/>
    </style:style>
    <style:style style:name="P31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0a3466"/>
    </style:style>
    <style:style style:name="P32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4460e1"/>
    </style:style>
    <style:style style:name="P33" style:family="paragraph" style:parent-style-name="Text_20_body">
      <style:paragraph-properties fo:line-height="150%" fo:orphans="2" fo:widows="2">
        <style:tab-stops>
          <style:tab-stop style:position="0.5in"/>
        </style:tab-stops>
      </style:paragraph-properties>
      <style:text-properties officeooo:paragraph-rsid="004460e1"/>
    </style:style>
    <style:style style:name="P34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rsid="0041ed42" officeooo:paragraph-rsid="0041ed42"/>
    </style:style>
    <style:style style:name="P35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40369b"/>
    </style:style>
    <style:style style:name="P36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4460e1"/>
    </style:style>
    <style:style style:name="P37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4460e1"/>
    </style:style>
    <style:style style:name="T1" style:family="text">
      <style:text-properties style:font-name="Georgia" fo:font-weight="normal" style:font-weight-asian="normal" style:font-name-complex="Georgia" style:font-size-complex="12pt"/>
    </style:style>
    <style:style style:name="T2" style:family="text">
      <style:text-properties style:font-name="Georgia" fo:font-weight="normal" officeooo:rsid="0041ed42" style:font-weight-asian="normal" style:font-name-complex="Georgia" style:font-size-complex="12pt" style:font-weight-complex="normal"/>
    </style:style>
    <style:style style:name="T3" style:family="text">
      <style:text-properties style:font-name="Georgia" fo:font-weight="normal" officeooo:rsid="00428731" style:font-weight-asian="normal" style:font-name-complex="Georgia" style:font-size-complex="12pt" style:font-weight-complex="normal"/>
    </style:style>
    <style:style style:name="T4" style:family="text">
      <style:text-properties style:font-name="Georgia" fo:font-weight="normal" officeooo:rsid="0040ffbb" style:font-weight-asian="normal" style:font-name-complex="Georgia" style:font-size-complex="12pt"/>
    </style:style>
    <style:style style:name="T5" style:family="text">
      <style:text-properties style:font-name="Georgia" fo:font-weight="normal" officeooo:rsid="004154c2" style:font-weight-asian="normal" style:font-name-complex="Georgia" style:font-size-complex="12pt"/>
    </style:style>
    <style:style style:name="T6" style:family="text">
      <style:text-properties style:font-name="Georgia" fo:font-weight="normal" officeooo:rsid="0041ed42" style:font-weight-asian="normal" style:font-name-complex="Georgia" style:font-size-complex="12pt"/>
    </style:style>
    <style:style style:name="T7" style:family="text">
      <style:text-properties style:font-name="Georgia" fo:font-weight="normal" officeooo:rsid="00428731" style:font-weight-asian="normal" style:font-name-complex="Georgia" style:font-size-complex="12pt"/>
    </style:style>
    <style:style style:name="T8" style:family="text">
      <style:text-properties style:font-name="Georgia" fo:font-weight="normal" officeooo:rsid="0043b5f2" style:font-weight-asian="normal" style:font-name-complex="Georgia" style:font-size-complex="12pt"/>
    </style:style>
    <style:style style:name="T9" style:family="text">
      <style:text-properties style:font-name="Georgia" fo:font-weight="normal" officeooo:rsid="004460e1" style:font-weight-asian="normal" style:font-name-complex="Georgia" style:font-size-complex="12pt"/>
    </style:style>
    <style:style style:name="T10" style:family="text">
      <style:text-properties style:font-name="Georgia" fo:font-weight="normal" officeooo:rsid="004573b6" style:font-weight-asian="normal" style:font-name-complex="Georgia" style:font-size-complex="12pt"/>
    </style:style>
    <style:style style:name="T11" style:family="text">
      <style:text-properties style:font-name="Georgia" fo:font-weight="normal" officeooo:rsid="00469c49" style:font-weight-asian="normal" style:font-name-complex="Georgia" style:font-size-complex="12pt"/>
    </style:style>
    <style:style style:name="T12" style:family="text">
      <style:text-properties style:font-name="Georgia" fo:font-weight="normal" officeooo:rsid="0047cb01" style:font-weight-asian="normal" style:font-name-complex="Georgia" style:font-size-complex="12pt"/>
    </style:style>
    <style:style style:name="T13" style:family="text">
      <style:text-properties style:font-name="Georgia" fo:font-weight="bold" style:font-weight-asian="bold" style:font-name-complex="Georgia" style:font-size-complex="12pt"/>
    </style:style>
    <style:style style:name="T14" style:family="text">
      <style:text-properties style:font-name="Georgia" fo:font-weight="bold" officeooo:rsid="0041ed42" style:font-weight-asian="bold" style:font-name-complex="Georgia" style:font-size-complex="12pt" style:font-weight-complex="bold"/>
    </style:style>
    <style:style style:name="T15" style:family="text">
      <style:text-properties style:font-name="Georgia" fo:font-weight="bold" officeooo:rsid="00428731" style:font-weight-asian="bold" style:font-name-complex="Georgia" style:font-size-complex="12pt" style:font-weight-complex="bold"/>
    </style:style>
    <style:style style:name="T16" style:family="text">
      <style:text-properties style:font-name="Georgia" fo:font-weight="bold" officeooo:rsid="0047cb01" style:font-weight-asian="bold" style:font-name-complex="Georgia" style:font-size-complex="12pt" style:font-weight-complex="bold"/>
    </style:style>
    <style:style style:name="T17" style:family="text">
      <style:text-properties style:font-name="Georgia" style:font-name-complex="Georgia" style:font-size-complex="12pt"/>
    </style:style>
    <style:style style:name="T18" style:family="text">
      <style:text-properties style:font-name="Georgia" officeooo:rsid="000187ab" style:font-name-complex="Georgia" style:font-size-complex="12pt"/>
    </style:style>
    <style:style style:name="T19" style:family="text">
      <style:text-properties style:font-name="Georgia" officeooo:rsid="000bf85d" style:font-name-complex="Georgia" style:font-size-complex="12pt"/>
    </style:style>
    <style:style style:name="T20" style:family="text">
      <style:text-properties style:font-name="Georgia" officeooo:rsid="0018587e" style:font-name-complex="Georgia" style:font-size-complex="12pt"/>
    </style:style>
    <style:style style:name="T21" style:family="text">
      <style:text-properties style:font-name="Georgia" officeooo:rsid="002caa3f" style:font-name-complex="Georgia" style:font-size-complex="12pt"/>
    </style:style>
    <style:style style:name="T22" style:family="text">
      <style:text-properties style:font-name="Georgia" officeooo:rsid="00332323" style:font-name-complex="Georgia" style:font-size-complex="12pt"/>
    </style:style>
    <style:style style:name="T23" style:family="text">
      <style:text-properties style:font-name="Georgia" officeooo:rsid="003aecba" style:font-name-complex="Georgia" style:font-size-complex="12pt"/>
    </style:style>
    <style:style style:name="T24" style:family="text">
      <style:text-properties style:font-name="Georgia" officeooo:rsid="003b0234" style:font-name-complex="Georgia" style:font-size-complex="12pt"/>
    </style:style>
    <style:style style:name="T25" style:family="text">
      <style:text-properties style:font-name="Georgia" officeooo:rsid="003d8c76" style:font-name-complex="Georgia" style:font-size-complex="12pt"/>
    </style:style>
    <style:style style:name="T26" style:family="text">
      <style:text-properties style:font-name="Georgia" officeooo:rsid="003f03f7" style:font-name-complex="Georgia" style:font-size-complex="12pt"/>
    </style:style>
    <style:style style:name="T27" style:family="text">
      <style:text-properties style:font-name="Georgia" officeooo:rsid="0040ffbb" style:font-name-complex="Georgia" style:font-size-complex="12pt"/>
    </style:style>
    <style:style style:name="T28" style:family="text">
      <style:text-properties style:font-name="Georgia" officeooo:rsid="004154c2" style:font-name-complex="Georgia" style:font-size-complex="12pt"/>
    </style:style>
    <style:style style:name="T29" style:family="text">
      <style:text-properties style:font-name="Georgia" officeooo:rsid="004460e1" style:font-name-complex="Georgia" style:font-size-complex="12pt"/>
    </style:style>
    <style:style style:name="T30" style:family="text">
      <style:text-properties style:font-name="Georgia" fo:font-style="italic" fo:font-weight="normal" officeooo:rsid="00428731" style:font-style-asian="italic" style:font-weight-asian="normal" style:font-name-complex="Georgia" style:font-size-complex="12pt" style:font-style-complex="italic" style:font-weight-complex="normal"/>
    </style:style>
    <style:style style:name="T31" style:family="text">
      <style:text-properties style:font-name="Georgia" fo:font-style="normal" fo:font-weight="normal" officeooo:rsid="00428731" style:font-style-asian="normal" style:font-weight-asian="normal" style:font-name-complex="Georgia" style:font-size-complex="12pt" style:font-style-complex="normal" style:font-weight-complex="normal"/>
    </style:style>
    <style:style style:name="T32" style:family="text">
      <style:text-properties style:font-name="Georgia" fo:font-style="normal" fo:font-weight="normal" officeooo:rsid="0043b5f2" style:font-style-asian="normal" style:font-weight-asian="normal" style:font-name-complex="Georgia" style:font-size-complex="12pt" style:font-style-complex="normal" style:font-weight-complex="normal"/>
    </style:style>
    <style:style style:name="T33" style:family="text">
      <style:text-properties style:font-name="Georgia" fo:font-style="normal" fo:font-weight="bold" officeooo:rsid="00428731" style:font-style-asian="normal" style:font-weight-asian="bold" style:font-name-complex="Georgia" style:font-size-complex="12pt" style:font-style-complex="normal" style:font-weight-complex="bold"/>
    </style:style>
    <style:style style:name="T34" style:family="text">
      <style:text-properties officeooo:rsid="000187ab"/>
    </style:style>
    <style:style style:name="T35" style:family="text">
      <style:text-properties style:text-position="super 58%" style:font-name="Georgia" officeooo:rsid="003f03f7" style:font-name-complex="Georgia" style:font-size-complex="12pt"/>
    </style:style>
    <style:style style:name="T36" style:family="text">
      <style:text-properties style:text-position="super 58%" style:font-name="Georgia" officeooo:rsid="0040ffbb" style:font-name-complex="Georgia" style:font-size-complex="12pt"/>
    </style:style>
    <style:style style:name="T37" style:family="text">
      <style:text-properties officeooo:rsid="004036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onald Frank</text:p>
      <text:p text:style-name="P25">Interpersonal Communication (COMM 218)</text:p>
      <text:p text:style-name="P25">D.A. Hermach</text:p>
      <text:p text:style-name="P25">Assignment: Interpersonal Journal #<text:span text:style-name="T37">5</text:span></text:p>
      <text:p text:style-name="P25">Date Due: <text:span text:style-name="T37">8</text:span>/<text:span text:style-name="T37">3</text:span>/2017</text:p>
      <text:p text:style-name="P25">Date Submitted: <text:span text:style-name="T37">8</text:span>/<text:span text:style-name="T37">3</text:span>/2017</text:p>
      <text:p text:style-name="P22"/>
      <text:p text:style-name="P22"/>
      <text:p text:style-name="P22"><text:span text:style-name="T34">Interpersonal</text:span> Journal Ent<text:span text:style-name="T34">ry #1</text:span></text:p>
      <text:p text:style-name="P19"/>
      <text:p text:style-name="P35"><text:span text:style-name="T13">Context</text:span><text:span text:style-name="T17">: <text:s/></text:span><text:span text:style-name="T27">August 1</text:span><text:span text:style-name="T36">st</text:span><text:span text:style-name="T17">, </text:span><text:span text:style-name="T27">Tuesday</text:span><text:span text:style-name="T17">, </text:span><text:span text:style-name="T22">5</text:span><text:span text:style-name="T17">:</text:span><text:span text:style-name="T19">3</text:span><text:span text:style-name="T17">0 </text:span><text:span text:style-name="T22">p.m</text:span><text:span text:style-name="T17">., </text:span><text:span text:style-name="T27">Skinner’s Butte Park</text:span></text:p>
      <text:p text:style-name="P15"/>
      <text:p text:style-name="P13"><text:span text:style-name="T13">Situation:</text:span><text:span text:style-name="T17"> <text:s text:c="3"/></text:span><text:span text:style-name="T27">My girlfriend and I are conversing </text:span><text:span text:style-name="T28">about a situation with my oldest daughter </text:span><text:span text:style-name="T27">while the kids are playing at the park.</text:span></text:p>
      <text:p text:style-name="P7"/>
      <text:p text:style-name="P1"><text:span text:style-name="T17">Description of Interaction: </text:span><text:span text:style-name="T1"><text:s/></text:span></text:p>
      <text:p text:style-name="P3"><text:span text:style-name="T1"><text:tab/>“</text:span><text:span text:style-name="T4">Babe, something has been bothering me and I need to tell you</text:span><text:span text:style-name="T1">”, </text:span><text:span text:style-name="T5">my girlfriend opened.</text:span></text:p>
      <text:p text:style-name="P30"><text:span text:style-name="T5"><text:tab/>“You won the lottery and are moving to Venezuela?”, I said jokingly trying to lighten the mood. <text:s/></text:span></text:p>
      <text:p text:style-name="P30"><text:span text:style-name="T5"><text:tab/>She wasn’t amused. <text:s/>Looking me dead in the eye she said, “I’m serious. It’s about Valentina. <text:s/>And you cannot tell her I told you. <text:s/></text:span><text:span text:style-name="T6">She does not want you or her grandmother to know</text:span><text:span text:style-name="T5">”.</text:span></text:p>
      <text:p text:style-name="P30"><text:span text:style-name="T5"><text:tab/>“O’kay”, I said. “She’s not pregnant, right?”, as I made another attempt at humor.</text:span></text:p>
      <text:p text:style-name="P30"><text:span text:style-name="T5"><text:tab/>“Not exactly, but she did ask me to go with her to go get birth control”, my girlfriend responded.</text:span></text:p>
      <text:p text:style-name="P30"><text:span text:style-name="T5"><text:tab/>“You’re joking, right?”</text:span></text:p>
      <text:p text:style-name="P30"><text:span text:style-name="T5"><text:tab/>“Nope”.</text:span></text:p>
      <text:p text:style-name="P30"><text:span text:style-name="T5"><text:tab/>“She’s not having...”, and I couldn’t finish the rest of the sentence </text:span><text:span text:style-name="T6">so I just made implied gestures.</text:span></text:p>
      <text:p text:style-name="P34"><text:span text:style-name="T1">`<text:tab/>“Not yet”, she confirmed. “But things are getting close with her boyfriend and she wants to be smart and sa</text:span><text:span text:style-name="T8">fe. <text:s/>Promise me you won’t say anything</text:span><text:span text:style-name="T1">”.</text:span></text:p>
      <text:p text:style-name="P34"><text:span text:style-name="T1"><text:tab/>“</text:span><text:span text:style-name="T8">Okay, I won’t</text:span><text:span text:style-name="T1">”.</text:span></text:p>
      <text:p text:style-name="P34"><text:span text:style-name="T1"><text:tab/></text:span></text:p>
      <text:p text:style-name="P3"><text:soft-page-break/><text:span text:style-name="T5"><text:tab/></text:span></text:p>
      <text:p text:style-name="P12"/>
      <text:p text:style-name="P10">Evaluation/Improvements of Interaction: <text:s/></text:p>
      <text:p text:style-name="P6"><text:span text:style-name="T6"><text:tab/>This conversation left me torn in many ways. <text:s/>First, my daughter is </text:span><text:span text:style-name="T7">v</text:span><text:span text:style-name="T6">ery bright and capable of making her own decisions. <text:s/>She was raised in an </text:span><text:span text:style-name="T14">extended family </text:span><text:span text:style-name="T2">(pg. 326) with the matriarch (gma) </text:span><text:span text:style-name="T3">communicating highly under the dimension of </text:span><text:span text:style-name="T15">conformity orientation </text:span><text:span text:style-name="T3">(pg. 330). <text:s/>I can understand my daughter’s reluctance to want to share her personal life with the extended family because of fear of rejection and judgment. <text:s/>I was also pleased that she felt comfortable sharing intimacies with my girlfriend. <text:s/>That makes me think that I’m dating the right person – </text:span><text:span text:style-name="T30">for once! <text:s/></text:span><text:span text:style-name="T31">Also, my girlfriend trusts and cares for me enough to keep me up to speed on the situation. <text:s/>That is a good indicator that we are doing something right in the relationship. <text:s/></text:span></text:p>
      <text:p text:style-name="P6"><text:span text:style-name="T31"><text:tab/>Having said all that, I want to grab Valentina and scream! <text:s/>I know if I do that I will be committing </text:span><text:span text:style-name="T33">romantic betrayal </text:span><text:span text:style-name="T32">(pg.307) by being disloyal to my girlfriend. <text:s/>That will not only hurt our relationship; it was also hurt her and Valentina’s relationship and also my relationship with my daughter. <text:s/>There is really not a win – win situation here. <text:s/>I am not going to say anything to Valentina. <text:s/>I don’t think there is any benefit for going back on my promise. <text:s/>I don’t see any improvements to be made. <text:s/>I feel that I am handling this situation like a conflict slayer/grade A romantic partner. <text:s/>But I still want to scream!</text:span></text:p>
      <text:p text:style-name="P23"/>
      <text:p text:style-name="P23"/>
      <text:p text:style-name="P23"><text:span text:style-name="T34">Interpersonal</text:span> Journal Ent<text:span text:style-name="T34">ry #2</text:span></text:p>
      <text:p text:style-name="P20"/>
      <text:p text:style-name="P36"><text:span text:style-name="T13">Context</text:span><text:span text:style-name="T17">: <text:s/></text:span><text:span text:style-name="T27">August 1</text:span><text:span text:style-name="T36">st</text:span><text:span text:style-name="T23">, </text:span><text:span text:style-name="T27">Tuesday</text:span><text:span text:style-name="T23">, </text:span><text:span text:style-name="T22">5</text:span><text:span text:style-name="T23">:</text:span><text:span text:style-name="T19">3</text:span><text:span text:style-name="T29">5</text:span><text:span text:style-name="T23"> </text:span><text:span text:style-name="T22">p.m</text:span><text:span text:style-name="T23">., </text:span><text:span text:style-name="T27">Skinner’s Butte Park</text:span></text:p>
      <text:p text:style-name="P16"/>
      <text:p text:style-name="P37"><text:span text:style-name="T13">Situation:</text:span><text:span text:style-name="T17"> <text:s text:c="3"/></text:span><text:span text:style-name="T24"><text:s/></text:span><text:span text:style-name="T27">My girlfriend and I are </text:span><text:span text:style-name="T29">discussing the possibility of cohabiting</text:span><text:span text:style-name="T28"> </text:span><text:span text:style-name="T27">while the kids are playing at the park.</text:span></text:p>
      <text:p text:style-name="P27"/>
      <text:p text:style-name="P32"><text:span text:style-name="T17">Description of Interaction: </text:span><text:span text:style-name="T1"><text:s/></text:span></text:p>
      <text:p text:style-name="P33"><text:span text:style-name="T1"><text:tab/>“</text:span><text:span text:style-name="T9">So, my lease is up this month. <text:s/>Are you sure that we should move in together?</text:span><text:span text:style-name="T1">”, </text:span><text:span text:style-name="T9"><text:s/>my girlfriend asked.</text:span></text:p>
      <text:p text:style-name="P33"><text:soft-page-break/><text:span text:style-name="T9"><text:tab/>“I think if we find the right space that is the right fit for us, then we should do it”, I responded. <text:s/>“I have alerts set up on all the major web services. <text:s/>It’s just a difficult renter’s market </text:span><text:span text:style-name="T10">right now”</text:span><text:span text:style-name="T9">, </text:span><text:span text:style-name="T10">I went on. <text:s/></text:span></text:p>
      <text:p text:style-name="P33"><text:span text:style-name="T10"><text:tab/>“</text:span><text:span text:style-name="T11">I’ve been looking too. <text:s/>I think it will be good. <text:s/>We can really help each other out a lot</text:span><text:span text:style-name="T10">”, </text:span><text:span text:style-name="T11">my girlfriend said affirming her commitment.</text:span></text:p>
      <text:p text:style-name="P9"/>
      <text:p text:style-name="P9">Evaluation/Improvements of Interaction: <text:s/></text:p>
      <text:p text:style-name="P5"><text:span text:style-name="T1"><text:tab/></text:span><text:span text:style-name="T11">I was pleased with this interaction. <text:s/></text:span><text:span text:style-name="T16">Cohabitation</text:span><text:span text:style-name="T1"><text:tab/></text:span></text:p>
      <text:p text:style-name="P24"><text:span text:style-name="T34">Interpersonal</text:span> Journal Ent<text:span text:style-name="T34">ry #3</text:span></text:p>
      <text:p text:style-name="P21"/>
      <text:p text:style-name="P26"><text:span text:style-name="T13">Context</text:span><text:span text:style-name="T17">: <text:s/>J</text:span><text:span text:style-name="T18">u</text:span><text:span text:style-name="T21">ly</text:span><text:span text:style-name="T17"> </text:span><text:span text:style-name="T25">2</text:span><text:span text:style-name="T26">3</text:span><text:span text:style-name="T35">rd</text:span><text:span text:style-name="T17">,</text:span><text:span text:style-name="T26">Sunday</text:span><text:span text:style-name="T21">, 7</text:span><text:span text:style-name="T17">:</text:span><text:span text:style-name="T19">3</text:span><text:span text:style-name="T17">0 </text:span><text:span text:style-name="T20">p</text:span><text:span text:style-name="T17">.m., </text:span><text:span text:style-name="T21">my </text:span><text:span text:style-name="T25">home</text:span></text:p>
      <text:p text:style-name="P17"/>
      <text:p text:style-name="P14"><text:span text:style-name="T13">Situation:</text:span><text:span text:style-name="T17"> <text:s text:c="3"/></text:span><text:span text:style-name="T20">My </text:span><text:span text:style-name="T25">girlfriend and I are discussing parenting.</text:span></text:p>
      <text:p text:style-name="P8"/>
      <text:p text:style-name="P2"><text:span text:style-name="T17">Description of Interaction: </text:span><text:span text:style-name="T1"><text:s/></text:span></text:p>
      <text:p text:style-name="P4"><text:span text:style-name="T1"><text:tab/></text:span></text:p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Mangal1" svg:font-family="Mangal"/>
    <style:font-face style:name="arial" svg:font-family="arial, sans-serif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2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1:03:52.661000000</meta:creation-date>
    <dc:date>2017-08-02T14:58:35.984000000</dc:date>
    <meta:editing-duration>PT56M51S</meta:editing-duration>
    <meta:editing-cycles>13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40" meta:word-count="602" meta:character-count="3611" meta:non-whitespace-character-count="2968"/>
  </office:meta>
</office:document-meta>
</file>